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  <style:font-face style:name="細明體" svg:font-family="細明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99CCFF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/>
      <style:text-properties fo:color="#000000" style:font-name="Arial" style:font-name-asian="Arial" style:font-name-complex="Arial" fo:font-size="11pt" style:font-size-asian="11pt" style:font-size-complex="11pt"/>
    </style:style>
    <style:style style:name="ce4" style:family="table-cell" style:parent-style-name="Default" style:data-style-name="N6">
      <style:table-cell-properties fo:border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5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6" style:family="table-cell" style:parent-style-name="_19968__33324_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7" style:family="table-cell" style:parent-style-name="_19968__33324__32_2" style:data-style-name="N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8" style:family="table-cell" style:parent-style-name="_19968__33324_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9" style:family="table-cell" style:parent-style-name="_19968__33324__32_2" style:data-style-name="N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10" style:family="table-cell" style:parent-style-name="_19968__33324__32_2" style:data-style-name="N6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11" style:family="table-cell" style:parent-style-name="_19968__33324__32_2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12" style:family="table-cell" style:parent-style-name="_19968__33324_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5.63562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5" table:number-rows-spanned="2" table:style-name="ce13">
            <text:p>專任教師獲學術及競賽獎項統計表</text:p>
          </table:table-cell>
          <table:covered-table-cell table:number-columns-repeated="4"/>
          <table:table-cell table:number-columns-repeated="16379"/>
        </table:table-row>
        <table:table-row table:style-name="ro1">
          <table:covered-table-cell/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5">
            <text:p>學年度</text:p>
          </table:table-cell>
          <table:table-cell office:value-type="string" table:style-name="ce2">
            <text:p>獲學術榮譽獎教師總人次_全國性</text:p>
          </table:table-cell>
          <table:table-cell office:value-type="string" table:style-name="ce2">
            <text:p>獲學術榮譽獎教師總人次_國際性</text:p>
          </table:table-cell>
          <table:table-cell office:value-type="string" table:style-name="ce2">
            <text:p>獲創作、競賽、展演等榮譽獎項教師總人次_全國性</text:p>
          </table:table-cell>
          <table:table-cell office:value-type="string" table:style-name="ce2">
            <text:p>獲創作、競賽、展演等榮譽獎項教師總人次_國際性</text:p>
          </table:table-cell>
          <table:table-cell table:number-columns-repeated="16379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float" office:value="69" table:style-name="ce4">
            <text:p>69</text:p>
          </table:table-cell>
          <table:table-cell office:value-type="float" office:value="24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table:number-columns-repeated="16379"/>
        </table:table-row>
        <table:table-row table:style-name="ro1">
          <table:table-cell office:value-type="float" office:value="102" table:style-name="ce6">
            <text:p>102</text:p>
          </table:table-cell>
          <table:table-cell office:value-type="float" office:value="65" table:style-name="ce7">
            <text:p>65</text:p>
          </table:table-cell>
          <table:table-cell office:value-type="float" office:value="13" table:style-name="ce7">
            <text:p>13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9"/>
        </table:table-row>
        <table:table-row table:style-name="ro1">
          <table:table-cell office:value-type="float" office:value="101" table:style-name="ce8">
            <text:p>101</text:p>
          </table:table-cell>
          <table:table-cell office:value-type="float" office:value="34" table:style-name="ce9">
            <text:p>34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100" table:style-name="ce11">
            <text:p>100</text:p>
          </table:table-cell>
          <table:table-cell office:value-type="float" office:value="11" table:style-name="ce10">
            <text:p>11</text:p>
          </table:table-cell>
          <table:table-cell office:value-type="float" office:value="4" table:style-name="ce10">
            <text:p>4</text:p>
          </table:table-cell>
          <table:table-cell office:value-type="float" office:value="53" table:style-name="ce10">
            <text:p>53</text:p>
          </table:table-cell>
          <table:table-cell office:value-type="float" office:value="11" table:style-name="ce10">
            <text:p>11</text:p>
          </table:table-cell>
          <table:table-cell table:number-columns-repeated="16379"/>
        </table:table-row>
        <table:table-row table:style-name="ro1">
          <table:table-cell office:value-type="float" office:value="99" table:style-name="ce12">
            <text:p>99</text:p>
          </table:table-cell>
          <table:table-cell office:value-type="float" office:value="36" table:number-columns-spanned="2" table:number-rows-spanned="1" table:style-name="ce14">
            <text:p>36</text:p>
          </table:table-cell>
          <table:covered-table-cell/>
          <table:table-cell office:value-type="float" office:value="3" table:number-columns-spanned="2" table:number-rows-spanned="1" table:style-name="ce14">
            <text:p>3</text:p>
          </table:table-cell>
          <table:covered-table-cell/>
          <table:table-cell table:number-columns-repeated="16379"/>
        </table:table-row>
        <table:table-row table:style-name="ro1">
          <table:table-cell office:value-type="float" office:value="98" table:style-name="ce12">
            <text:p>98</text:p>
          </table:table-cell>
          <table:table-cell office:value-type="float" office:value="180" table:number-columns-spanned="2" table:number-rows-spanned="1" table:style-name="ce14">
            <text:p>180</text:p>
          </table:table-cell>
          <table:covered-table-cell/>
          <table:table-cell office:value-type="float" office:value="27" table:number-columns-spanned="2" table:number-rows-spanned="1" table:style-name="ce14">
            <text:p>27</text:p>
          </table:table-cell>
          <table:covered-table-cell/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工作表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  <style:font-face style:name="細明體" svg:font-family="細明體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75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8-05T09:41:20Z</meta:creation-date>
    <dc:date>2016-08-24T13:26:30Z</dc:date>
    <meta:print-date>2016-08-24T13:26:18Z</meta:print-date>
  </office:meta>
</office:document-meta>
</file>